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12a65e" officeooo:paragraph-rsid="0012a65e"/>
    </style:style>
    <style:style style:name="P9" style:family="paragraph" style:parent-style-name="Text_20_body">
      <style:text-properties officeooo:rsid="0000a630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rsid="00093a68" officeooo:paragraph-rsid="00093a68"/>
    </style:style>
    <style:style style:name="P18" style:family="paragraph" style:parent-style-name="Text_20_body" style:list-style-name="L1">
      <style:text-properties officeooo:rsid="0013cb78" officeooo:paragraph-rsid="0013cb78"/>
    </style:style>
    <style:style style:name="P19" style:family="paragraph" style:parent-style-name="Text_20_body" style:list-style-name="L2">
      <style:text-properties officeooo:rsid="0013cb78" officeooo:paragraph-rsid="00093a68"/>
    </style:style>
    <style:style style:name="P20" style:family="paragraph" style:parent-style-name="Text_20_body" style:list-style-name="L3">
      <style:text-properties officeooo:rsid="0013cb78" officeooo:paragraph-rsid="0013cb78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Standard" style:master-page-name="Index">
      <style:paragraph-properties style:page-number="auto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officeooo:rsid="0000a630" officeooo:paragraph-rsid="0000a63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13cb78"/>
    </style:style>
    <style:style style:name="T14" style:family="text">
      <style:text-properties officeooo:rsid="0014067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1" text:name="NumeroTema"/>
        <text:user-field-decl office:value-type="string" office:string-value="Videojuegos con Phaser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21"><draw:frame draw:style-name="fr2" draw:name="gráficos10" text:anchor-type="paragraph" svg:x="0cm" svg:y="0.056cm" svg:width="9.53cm" svg:height="5.23cm" draw:z-index="1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11</text:span>.</text:p>
      <text:p text:style-name="P5"><text:user-field-get text:name="Tema">Videojuegos con Phaser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4">8</text:span>/201<text:span text:style-name="T14">9</text:span></text:p>
      <text:p text:style-name="P14"><text:tab/><text:tab/><text:tab/><text:tab/><text:tab/><text:tab/><text:tab/><text:tab/><text:tab/><text:tab/>Versión:<text:date style:data-style-name="N104" text:date-value="2018-12-02T13:08:19.211000301">181202</text:date>.<text:time style:data-style-name="N105" text:time-value="2018-12-02T13:08:19.211000301">1307</text:time></text:p>
      <text:p text:style-name="P3"/>
      <text:p text:style-name="Standard"/>
      <text:p text:style-name="Standard"/>
      <text:p text:style-name="Standard"/>
      <text:p text:style-name="P22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">1. Fechas<text:tab/>3</text:p>
          <text:p text:style-name="P24">2. Conocimientos previos<text:tab/>3</text:p>
          <text:p text:style-name="P24">3. Objetivos<text:tab/>3</text:p>
          <text:p text:style-name="P24">4. Contenidos<text:tab/>3</text:p>
          <text:p text:style-name="P24">5. Actividades<text:tab/>3</text:p>
          <text:p text:style-name="P24">6. Recomendaciones<text:tab/>3</text:p>
        </text:index-body>
      </text:table-of-content>
      <text:p text:style-name="Standard"/>
      <text:p text:style-name="P23"/>
      <text:p text:style-name="Standard"/>
      <text:p text:style-name="Standard"/>
      <text:p text:style-name="Standard"/>
      <text:p text:style-name="Titulo">UD0<text:user-field-get text:name="NumeroTema">11</text:user-field-get>. <text:user-field-get text:name="Tema">Videojuegos con Phaser</text:user-field-get></text:p>
      <text:h text:style-name="P25" text:outline-level="1">Fecha<text:span text:style-name="T10">s</text:span></text:h>
      <text:p text:style-name="Text_20_body"><text:span text:style-name="T9">Desde</text:span> <text:span text:style-name="T14">10</text:span>/<text:span text:style-name="T12">12</text:span>/201<text:span text:style-name="T14">8</text:span> to <text:span text:style-name="T14">23</text:span>/<text:span text:style-name="T11">12</text:span>/201<text:span text:style-name="T14">8</text:span>. <text:span text:style-name="T9">La duración de la unidad es de 2 semanas (14 horas)</text:span>.</text:p>
      <text:h text:style-name="P25" text:outline-level="1">Conocimientos previos</text:h>
      <text:list xml:id="list2719285457" text:style-name="L1">
        <text:list-item>
          <text:p text:style-name="P16"><text:span text:style-name="T9">Uso básico de sistemas operativos</text:span>.</text:p>
        </text:list-item>
        <text:list-item>
          <text:p text:style-name="P16"><text:span text:style-name="T9">Conocimientos generales del uso de entornos de desarrollo</text:span>.</text:p>
        </text:list-item>
        <text:list-item>
          <text:p text:style-name="P17">Conocimientos básicos de HTML.</text:p>
        </text:list-item>
        <text:list-item>
          <text:p text:style-name="P18">Conocimientos de Javascript</text:p>
        </text:list-item>
      </text:list>
      <text:h text:style-name="P25" text:outline-level="1">Objetivos</text:h>
      <text:list xml:id="list2054748779" text:style-name="L2">
        <text:list-item>
          <text:p text:style-name="P19">Conocer las bases de desarrollo de videojuegos en Javascript con Phaser <text:span text:style-name="T14">2</text:span></text:p>
        </text:list-item>
      </text:list>
      <text:h text:style-name="P25" text:outline-level="1">Contenidos</text:h>
      <text:list xml:id="list3120524933" text:style-name="L3">
        <text:list-item>
          <text:p text:style-name="P20">Tutorial de creación de videojuego con Phaser <text:span text:style-name="T14">2</text:span></text:p>
        </text:list-item>
      </text:list>
      <text:h text:style-name="P25" text:outline-level="1">Actividades</text:h>
      <text:p text:style-name="P8">No hay ejercicios asociados.</text:p>
      <text:h text:style-name="P25" text:outline-level="1">Recomendaciones</text:h>
      <text:p text:style-name="P9">Es necesario acudir a las TC con los conceptos principales estudi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1" text:name="NumeroTema"/>
          <text:user-field-decl office:value-type="string" office:string-value="Videojuegos con Phaser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</text:span><text:span text:style-name="MT1"><text:user-field-get text:name="NumeroTema">11</text:user-field-get></text:span><text:span text:style-name="MT1">. </text:span><text:span text:style-name="MT1"><text:user-field-get text:name="Tema">Videojuegos con Phaser</text:user-field-get></text:span></text:p>
      </style:header>
      <style:footer>
        <text:user-field-decls>
          <text:user-field-decl office:value-type="string" office:string-value="1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20H1M4S</meta:editing-duration>
    <meta:editing-cycles>28</meta:editing-cycles>
    <meta:generator>LibreOffice/6.1.3.2$Windows_X86_64 LibreOffice_project/86daf60bf00efa86ad547e59e09d6bb77c699acb</meta:generator>
    <dc:title>Plantilla CEED</dc:title>
    <dc:date>2018-12-02T13:07:18.126000000</dc:date>
    <meta:print-date>2016-09-19T01:24:23.102000000</meta:print-date>
    <meta:document-statistic meta:table-count="0" meta:image-count="1" meta:object-count="0" meta:page-count="3" meta:paragraph-count="43" meta:word-count="223" meta:character-count="1441" meta:non-whitespace-character-count="1253"/>
    <meta:template xlink:type="simple" xlink:actuate="onRequest" xlink:title="Plantilla CEED" xlink:href="../../.config/libreoffice/4/user/template/Plantilla%20CEED.ott" meta:date="2016-09-15T13:17:11.020000000"/>
  </office:meta>
</office:document-meta>
</file>